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ff0000"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padding="0.074cm" fo:border-left="none" fo:border-right="none" fo:border-top="none" fo:border-bottom="0.035cm solid #000000" style:join-border="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7"/>
      <text:p text:style-name="Standard"/>
      <text:p text:style-name="P1">Clementina....</text:p>
      <text:p text:style-name="P1"><text:s text:c="6"/></text:p>
      <text:p text:style-name="P2"><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2"/>
      <text:p text:style-name="P2"><text:s text:c="5"/><text:span text:style-name="T3">"El Consejo Directivo de la Facultad de Ciencias designó en 1957 la </text:span></text:p>
      <text:p text:style-name="P4">Comisión que debía preparar el pliego para la licitación. Se presentaron cuatro </text:p>
      <text:p text:style-name="P4">firmas: IBM, Remington y Philco de los Estados Unidos y Ferranti de Inglaterra. </text:p>
      <text:p text:style-name="P4">Se hizo un cuidadoso estudio de las propuestas teniendo en cuenta las </text:p>
      <text:p text:style-name="P4">características técnicas y los precios y, por acuerdo unánime de sus miembros, la </text:p>
      <text:p text:style-name="P4">Comisión decidió aconsejar la compra del equipo Mercury ofrecido por Ferranti de </text:p>
      <text:p text:style-name="P4">Manchester 16 . Para la época se trataba de una máquina de excelente categoría </text:p>
      <text:p text:style-name="P4">técnica no sólo por su rapidez y tipo de memoria, sino también porque el grupo de </text:p>
      <text:p text:style-name="P4">investigadores de la Universidad de Manchester había desarrollado un lenguaje, </text:p>
      <text:p text:style-name="P4">Autocode 17 , de fácil aprendizaje y de buenas características para el tratamiento de </text:p>
      <text:p text:style-name="P4">problemas científicos" [SADOSKY, 1972, p. 14].</text:p>
      <text:p text:style-name="P2"/>
      <text:p text:style-name="P2"><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2"><text:s text:c="5"/><text:span text:style-name="T4">Es</text:span> probable que la elección no haya sido muy afortunada porque, aunque se trataba de una máquina poderosa, cuando se la instaló estaba muy rezagada desde el punto de vista técnico. Desde </text:p>
      <text:p text:style-name="P2">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2"><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2">Argentina siguió la pauta, ya establecida, de encomendar su programación al personal femenino, <text:soft-page-break/>iniciada por Alice Goldstine en la ENIAC y llevada a su culminación por la entonces Capitana Grace B. Murray Hopper. </text:p>
      <text:p text:style-name="P2"><text:s text:c="4"/></text:p>
      <text:p text:style-name="P2"><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2">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2">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2">veremos, la carrera, el Instituto de Cálculo y la propia computadora vieron cerrados violentamente sus ciclos.</text:p>
      <text:p text:style-name="P2"/>
      <text:p text:style-name="P3">AHORA VIENE LA PARTE DE CIANGCAGLINI, GERA HAY QUE AGREGAR LA PARTE <text:s/>DE LA CEFIBA ACA </text:p>
      <text:p text:style-name="P2"><text:s text:c="5"/></text:p>
      <text:p text:style-name="P1">La computadora de la Universidad Nacional del Sur</text:p>
      <text:p text:style-name="P2"/>
      <text:p text:style-name="P2"><text:s text:c="5"/>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2"><text:s text:c="4"/>En 1961 Santos, aprovechó la experiencia adquirida durante una estancia en la Universidad de Manchester para emprender la construcción de un computador (como prefería nombrarlo) al que llamó Computador Electrónico de la Universidad Nacional del Sur (CEUNS). Santos se había propuesto demostrar que era posible construir una <text:s/>computadora de bajo costo, en una época en la que el alquiler o la compra de esas máquinas estaba sólo al alcance de organismos o empresas con sólidos recursos. </text:p>
      <text:p text:style-name="P1"/>
      <text:p text:style-name="P1">Escuelas y congresos surgido a partir de 1983:</text:p>
      <text:p text:style-name="P1"/>
      <text:p text:style-name="P2">En Argentina, ya en 1974, la empresa Fate Electrónica había encarado un ambicioso proyecto industrial, consistente en el diseño de una computadora al nivel del estado del arte de ese momento. Sin embargo el golpe militar de 1976 encumbró una política económica de signo opuesto, presidida por el dogma liberal y la apertura irrestricta. Finalmente a inicios de los ochenta el proyecto Fate fue archivado .</text:p>
      <text:p text:style-name="P2">Con la vuelta de un gobierno democratica encabezado por el Dr. Raúl Alfonsín nombro al frente de la Secretaría de Ciencia y Técnica (SECyT) al Dr. Manuel Sadosky. El proyecto elaborado por un sector de la intelectualidad, que formaba parte de los equipos técnicos del nuevo gobierno, aspiraba a recuperar el “tren perdido” del desarrollo nacional.</text:p>
      <text:p text:style-name="P2"/>
      <text:p text:style-name="P2">Dentro del proyecto estratégico impulsado por sectores del gobierno de Alfonsín con la intención de que Argentina pudiera “abordar el tren de la 3RI” a partir de políticas públicas, la informática era una pieza clave.</text:p>
      <text:p text:style-name="P2"><text:soft-page-break/><text:s/>En América Latina se había constituido la Conferencia de Autoridades en Informática (CALAI). En 1982, como Argentina había sido discriminada, por causa de la guerra de Malvinas, como sede de la Conferencia Internacional de Investigación Operativa (IFORS), se forma la Asociación Latinoamericana de Investigación Operativa (ALIO) que pasó a organizar sus propias conferencias .</text:p>
      <text:p text:style-name="P2">En el plano académico, ya en 1984 se comienza a trabajar en el proyecto de la Escuela Superior Latino Americana de Informática (ESLAI) y en enero de 1985 se sientan las bases de la cooperación binacional que daría lugar al Programa Argentino Brasileño de Informática (PABI), en cuyo seno se desarrollaron las EBAI. </text:p>
      <text:p text:style-name="P2"/>
      <text:p text:style-name="P5">El surgimiento del PABI (Programa Argentino-Brasileño de Informatica) y las EBAI (Escuela Brasilena-Argentina de Informatica).</text:p>
      <text:p text:style-name="P5"/>
      <text:p text:style-name="P6">El académico brasileño Dr. Carlos Pereira de Lucena, había sido previamente designado para ejercer la coordinación desde la contraparte brasileña, del grupo de investigación binacional. Por el lado argentino se definió como coordinador al Lic. Armando Haeberer 8. </text:p>
      <text:p text:style-name="P6">En las semanas siguientes ambos coordinadores diseñaron el “<text:span text:style-name="T3">Programa <text:s/>Argentino- Brasilero de Investigación y Estudios Avanzados en Ciencias de la Computación</text:span>”, como una extensión del grupo de investigación binacional en tecnología informática de frontera. </text:p>
      <text:p text:style-name="P6">Para alcanzar los objetivos propuestos por el flamante programa en el documento fundacional: </text:p>
      <text:p text:style-name="P6"><text:s/>“...se proponen los siguientes medios: </text:p>
      <text:p text:style-name="P6">a) Escuelas Conjuntas de Verano que tendrán lugar anualmente en forma alternada, una vez en Brasil y otra en Argentina. </text:p>
      <text:p text:style-name="P6">b) Institucionalización de un grupo conjunto de investigación. </text:p>
      <text:p text:style-name="P6">c) Apoyo al intercambio de investigadores (con calidad de visitantes) y estudiantes graduados entre ambos países....” </text:p>
      <text:p text:style-name="P6">En dicho documento ya se delinearon las características esenciales de las EBAI y, en particular, se definieron las fechas, el lugar y el programa de la primera, así como las vacantes y su sistema de selección, el plan de implementación y el presupuesto. </text:p>
      <text:p text:style-name="P6"/>
      <text:p text:style-name="P6">Las EBAI se constituyeron como uno de los dos medios de acción del PABI, junto con el grupo conjunto de investigación. El objetivo fue contribuir a la creación de una masa crítica de investigadores y la formación de una escuela de pensamiento regional en Informática. Eran Escuelas de Verano, realizadas anualmente con sede rotativa en uno u otro país, donde una masa importante de estudiantes y recién graduados de las carreras informáticas accedieron a contenidos de frontera dictados por los investigadores que los estaban desarrollando en los principales Centros Académicos. </text:p>
      <text:p text:style-name="P6">El diseño original contempló la presencia de 250 estudiantes becados (traslado, estadía, materiales) por país, 150 con al menos dos años de carrera y 100 del último año o recién graduados; se dictaban doce cursos, entre Básicos de dos semanas e Intermedios de una. En todos los casos, los responsables de curso debía escribir un libro original con el contenido del mismo. Con estos libros se fue constituyendo una colección específica en castellano y portugués de sesenta títulos .</text:p>
      <text:p text:style-name="P6"/>
      <text:p text:style-name="P6">La primera EBAI se realizó en febrero de 1986 en Campinas. La inauguración contó con la presencia de las máximas autoridades de Ciencia y Técnica de ambos países, los Dres. Sadosky y Archer. El ministro brasileño pronunció allí un significativo discurso (“ ...la naturaleza estratégica de la Informática, como núcleo irradiador de transformaciones tecnológicas de gran envergadura, requiere redoblar esfuerzos para asegurar un amplio margen de decisión nacional sobre el </text:p>
      <text:p text:style-name="P6">sector...”), en el que mencionó también los acuerdos en marcha en el terreno de la biotecnología. </text:p>
      <text:p text:style-name="P6"/>
      <text:p text:style-name="P6">La segunda EBAI (Tandil, 1987) incluyó dos laboratorios de tres semanas de duración y dedicación full- time: uno de Microelectrónica y otro de Ingeniería de Software. También se asignaron automáticamente becas al 25% de los mejores alumnos de la escuela anterior. </text:p>
      <text:p text:style-name="P6"><text:soft-page-break/></text:p>
      <text:p text:style-name="P6">La Tercera EBAI (Curitiba 1988) y la Cuarta (Río Hondo, 1989) mantuvieron vivo el </text:p>
      <text:p text:style-name="P6">espíritu y la organización de estos encuentros. En esta última la asistencia fue de 210 </text:p>
      <text:p text:style-name="P6">alumnos por Brasil, otros tantos por Argentina y 28 de otros países de América Latina </text:p>
      <text:p text:style-name="P6">(Bolivia, Chile, Nicaragua, Paraguay y Uruguay). </text:p>
      <text:p text:style-name="P5">Otro:</text:p>
      <text:p text:style-name="P6">Durante el año 1986 surgió ETHOS (Estación de Trabajo Heurística Orientada a la Ingeniería de Software), como un proyecto conjunto de Ingeniería de Software, Inteligencia Artificial, Teoría de Programación y Arquitecturas de Computadoras. </text:p>
      <text:p text:style-name="P5"/>
      <text:p text:style-name="P1">chau a los programas.</text:p>
      <text:p text:style-name="P2">Con el cambio de gobierno de julio de 1989 en Argentina, fue designado al frente de la SECyT el Dr. Matera, exponente de un sector del peronismo vinculado al nacionalismo católico y al proceso militar de 1976-83. Fue nombrado en la SID el C.C. Carlos A. Sassali. El elenco argentino del PABI fue removido, todo lo hecho fue revisado y se iniciaron auditorias con vistas a detectar presuntos manejos fraudulentos. Con ellos la ESLAI sufre una lenta agonía. Este mismo año, una reunión binacional con participación de las nuevas autoridades, acuerda realizar las EBAI cada dos años .</text:p>
      <text:p text:style-name="P2"/>
      <text:p text:style-name="P2">En 1991 se realiza la V EBAI, la cual se estructuró en tres áreas con tres cursos cada una. El cupo de asistentes fue menor a las anteriores. Hubo continuidad en los laboratorios de Microelectrónica e Ingeniería de Software. </text:p>
      <text:p text:style-name="P2">Desde febrero de 1991 a noviembre de 1992 no se registró actividad binacional. En Argentina el PABI subsistió en la figura del equipo de coordinación (tres personas), sin presupuesto para actividades, y en la retórica de los balances de gestión de la SID. </text:p>
      <text:p text:style-name="P2">En noviembre de 1992 se habla de “relanzar el PABI”. <text:s/>Allí se discutió el futuro de las EBAI y se decidió centrarlas en los proyectos binacionales, reducir el número de participantes y limitarlo sólo a egresados, con un cupo reservado a profesionales que trabajaban en empresas. </text:p>
      <text:p text:style-name="P2">La VI y última EBAI se realizó en julio de 1993 en Embalse Río Tercero, en medio de agudas restricciones de presupuesto. Se dictaron 3 Laboratorios y 3 Cursos. </text:p>
      <text:p text:style-name="P2">Después de la VI EBAI, el PABI cayó en total inactividad. A fines de 1993 aparece una convocatoria para presentar propuestas de cursos y laboratorios para una VII EBAI a realizarse en enero de 1995 en Porto Alegre, que no se concreta. <text:s/>A poco de comenzar, en 1995, la segunda presidencia de Menem, se modifica el organigrama de la SECyT. </text:p>
      <text:p text:style-name="P2">En el nuevo esquema desaparece la SID y, con ella, el PABI. </text:p>
      <text:p text:style-name="P2"/>
      <text:p text:style-name="P1">ESLAI.</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Como parte de la sociedad nacida desde la década del 80, tenemos una visión bastante lejana de los comienzos de esos dispositivos que se denominaron computadoras. Para mucho de nosotros estos instrumentos digitales han pasado a ser indispensables en nuestra vida social, laboral, esparcimiento, comunicación, etc. La era digital en la que estamos inmersos nos imposibilita imaginarnos un día sin ellos. </text:p>
      <text:p text:style-name="Standard"><text:span text:style-name="T2">Seguramente, la mayoría, como <text:s/>en nuestro caso, adquirió su primera computadora con mínimamente 8 Mb de memoria RAM, un procesador de 200 Mhz, un disco de almacenamiento de un par de Gigas. Estas características parecen súper obsoletas, actualmente hablando, debido al crecimiento masivo y <text:s/>continuo que se dan en los últimos años. Parece que la ley de Gordon E. Moore (</text:span><text:a xlink:type="simple" xlink:href="http://es.wikipedia.org/wiki/Ley_de_Moore"><text:span text:style-name="T2">http://es.wikipedia.org/wiki/Ley_de_Moore</text:span></text:a><text:span text:style-name="T2">), <text:s/>sigue y seguirá teniendo vigencia por varios años mas. Esto genera que renovar nuestros equipos digitales sea una tarea <text:s/>común cada unos pocos pares de años. Si nos ubicamos en décadas anteriores al 80, observaremos que existen radicales diferencias desde nuestra perspectiva.</text:span></text:p>
      <text:p text:style-name="P1">El nacimiento de la computadora se remonta a la década del 40 con objetivos puramente militares (debido a la 2Gmundial), denominada Z3 (1941), con orígenes Alemanes. A <text:s text:c="4"/>ella le siguieron COLLOSUS. (allan turing). El acceso a la misma estaba restringido científicos avanzados y su funcionamiento se basaba en la decodificación de mensajes. A esta le siguió el modelo denominado <text:s/>ENIAC. Cabe aclarar que estas computadoras necesitaban una preparacion del espacio fisico muy significativo.</text:p>
      <text:p text:style-name="P1"><text:s text:c="2"/>***********Acá tenemos que contar un poco mas de lo mundial*******************</text:p>
      <text:p text:style-name="P1">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1">***Acá se podría extender un poco la idea de arriba****</text:p>
      <text:p text:style-name="P1">A pesar de esto los desarrollos tecnológicos en nuestro país siempre se vieron sometidos a tiempos políticos.</text:p>
      <text:p text:style-name="P1">****************Bueno ahora acá habría que empezar a hablar bien bien sobre los objetivos del trabajo que son los desarrollo desde los 70 haciendo bien hincapié desde los noventa hasta ahora que me parece a mi que es lo que mas podemos hablar. ********************</text:p>
      <text:p text:style-name="P1"/>
      <text:p text:style-name="P1"/>
      <text:p text:style-name="P1"/>
      <text:p text:style-name="P1">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2T20:45:24</dc:date>
    <meta:editing-duration>PT08H08M47S</meta:editing-duration>
    <meta:editing-cycles>46</meta:editing-cycles>
    <meta:generator>OpenOffice.org/3.1$Linux OpenOffice.org_project/310m11$Build-9399</meta:generator>
    <dc:creator>Gonzalo Picco</dc:creator>
    <meta:document-statistic meta:table-count="0" meta:image-count="0" meta:object-count="0" meta:page-count="5" meta:paragraph-count="81" meta:word-count="2587" meta:character-count="16412"/>
  </office:meta>
</office:document-meta>
</file>